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number-columns-repeated="4"/>
          <table:table-cell table:style-name="ce1" office:value-type="string">
            <text:p>avg</text:p>
          </table:table-cell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1200">
            <text:p>491200</text:p>
          </table:table-cell>
          <table:table-cell/>
          <table:table-cell table:formula="of:=AVERAGE([.C2];[.D2])" office:value-type="float" office:value="491200">
            <text:p>491200</text:p>
          </table:table-cell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5800">
            <text:p>115800</text:p>
          </table:table-cell>
          <table:table-cell/>
          <table:table-cell table:formula="of:=AVERAGE([.C3];[.D3])" office:value-type="float" office:value="115800">
            <text:p>115800</text:p>
          </table:table-cell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/>
          <table:table-cell office:value-type="float" office:value="4822">
            <text:p>4822</text:p>
          </table:table-cell>
          <table:table-cell table:formula="of:=AVERAGE([.C4];[.D4])" office:value-type="float" office:value="4822">
            <text:p>4822</text:p>
          </table:table-cell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921">
            <text:p>2921</text:p>
          </table:table-cell>
          <table:table-cell table:formula="of:=AVERAGE([.C5];[.D5])" office:value-type="float" office:value="2921">
            <text:p>2921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1820">
            <text:p>21820</text:p>
          </table:table-cell>
          <table:table-cell/>
          <table:table-cell table:formula="of:=AVERAGE([.C7];[.D7])" office:value-type="float" office:value="21820">
            <text:p>21820</text:p>
          </table:table-cell>
          <table:table-cell table:formula="of:=[.E7]/[.$E$8]*10000" office:value-type="float" office:value="22.2109120521173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824000">
            <text:p>9824000</text:p>
          </table:table-cell>
          <table:table-cell table:formula="of:=[.E8]/[.$E$8]*10000" office:value-type="float" office:value="10000">
            <text:p>1000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739">
            <text:p>6739</text:p>
          </table:table-cell>
          <table:table-cell/>
          <table:table-cell table:formula="of:=AVERAGE([.C9];[.D9])" office:value-type="float" office:value="6739">
            <text:p>6739</text:p>
          </table:table-cell>
          <table:table-cell table:formula="of:=[.E9]/[.$E$8]*10000" office:value-type="float" office:value="6.85973127035831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99090">
            <text:p>99090</text:p>
          </table:table-cell>
          <table:table-cell/>
          <table:table-cell table:formula="of:=AVERAGE([.C10];[.D10])" office:value-type="float" office:value="99090">
            <text:p>99090</text:p>
          </table:table-cell>
          <table:table-cell table:formula="of:=[.E10]/[.$E$8]*10000" office:value-type="float" office:value="100.865228013029">
            <text:p>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316000">
            <text:p>2316000</text:p>
          </table:table-cell>
          <table:table-cell table:formula="of:=[.E11]/[.$E$8]*10000" office:value-type="float" office:value="2357.49185667752">
            <text:p>23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0450">
            <text:p>60450</text:p>
          </table:table-cell>
          <table:table-cell/>
          <table:table-cell table:formula="of:=AVERAGE([.C12];[.D12])" office:value-type="float" office:value="60450">
            <text:p>60450</text:p>
          </table:table-cell>
          <table:table-cell table:formula="of:=[.E12]/[.$E$8]*10000" office:value-type="float" office:value="61.5329804560261">
            <text:p>6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9918">
            <text:p>9918</text:p>
          </table:table-cell>
          <table:table-cell/>
          <table:table-cell table:formula="of:=AVERAGE([.C13];[.D13])" office:value-type="float" office:value="9918">
            <text:p>9918</text:p>
          </table:table-cell>
          <table:table-cell table:formula="of:=[.E13]/[.$E$8]*10000" office:value-type="float" office:value="10.0956840390879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61350">
            <text:p>61350</text:p>
          </table:table-cell>
          <table:table-cell office:value-type="float" office:value="44210">
            <text:p>44210</text:p>
          </table:table-cell>
          <table:table-cell table:formula="of:=AVERAGE([.C14];[.D14])" office:value-type="float" office:value="52780">
            <text:p>52780</text:p>
          </table:table-cell>
          <table:table-cell table:formula="of:=[.E14]/[.$E$8]*10000" office:value-type="float" office:value="53.7255700325733">
            <text:p>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433">
            <text:p>7433</text:p>
          </table:table-cell>
          <table:table-cell/>
          <table:table-cell table:formula="of:=AVERAGE([.C15];[.D15])" office:value-type="float" office:value="7433">
            <text:p>7433</text:p>
          </table:table-cell>
          <table:table-cell table:formula="of:=[.E15]/[.$E$8]*10000" office:value-type="float" office:value="7.56616449511401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602">
            <text:p>5602</text:p>
          </table:table-cell>
          <table:table-cell office:value-type="float" office:value="5735">
            <text:p>5735</text:p>
          </table:table-cell>
          <table:table-cell table:formula="of:=AVERAGE([.C16];[.D16])" office:value-type="float" office:value="5668.5">
            <text:p>5668.5</text:p>
          </table:table-cell>
          <table:table-cell table:formula="of:=[.E16]/[.$E$8]*10000" office:value-type="float" office:value="5.77005293159609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8488">
            <text:p>8488</text:p>
          </table:table-cell>
          <table:table-cell office:value-type="float" office:value="11300">
            <text:p>11300</text:p>
          </table:table-cell>
          <table:table-cell table:formula="of:=AVERAGE([.C17];[.D17])" office:value-type="float" office:value="9894">
            <text:p>9894</text:p>
          </table:table-cell>
          <table:table-cell table:formula="of:=[.E17]/[.$E$8]*10000" office:value-type="float" office:value="10.0712540716612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3180">
            <text:p>43180</text:p>
          </table:table-cell>
          <table:table-cell/>
          <table:table-cell table:formula="of:=AVERAGE([.C18];[.D18])" office:value-type="float" office:value="43180">
            <text:p>43180</text:p>
          </table:table-cell>
          <table:table-cell table:formula="of:=[.E18]/[.$E$8]*10000" office:value-type="float" office:value="43.9535830618893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18220">
            <text:p>18220</text:p>
          </table:table-cell>
          <table:table-cell office:value-type="float" office:value="13390">
            <text:p>13390</text:p>
          </table:table-cell>
          <table:table-cell table:formula="of:=AVERAGE([.C19];[.D19])" office:value-type="float" office:value="15805">
            <text:p>15805</text:p>
          </table:table-cell>
          <table:table-cell table:formula="of:=[.E19]/[.$E$8]*10000" office:value-type="float" office:value="16.088151465798">
            <text:p>1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5-23T01:13:42</meta:creation-date>
    <dc:date>2014-05-23T02:01:41</dc:date>
    <dc:creator>unkokusei </dc:creator>
    <meta:editing-duration>PT37M27S</meta:editing-duration>
    <meta:editing-cycles>3</meta:editing-cycles>
    <meta:generator>LibreOffice/3.5$Linux_x86 LibreOffice_project/350m1$Build-2</meta:generator>
    <meta:document-statistic meta:table-count="3" meta:cell-count="95" meta:object-count="0"/>
  </office:meta>
</office:document-meta>
</file>